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6f3b9" officeooo:paragraph-rsid="0016f3b9"/>
    </style:style>
    <style:style style:name="P2" style:family="paragraph" style:parent-style-name="Text_20_body">
      <style:text-properties officeooo:rsid="0016f3b9" officeooo:paragraph-rsid="0016f3b9"/>
    </style:style>
    <style:style style:name="P3" style:family="paragraph" style:parent-style-name="Text_20_body">
      <style:text-properties officeooo:paragraph-rsid="0016f3b9"/>
    </style:style>
    <style:style style:name="P4" style:family="paragraph" style:parent-style-name="Heading_20_3">
      <style:text-properties officeooo:rsid="0016f3b9" officeooo:paragraph-rsid="0016f3b9"/>
    </style:style>
    <style:style style:name="T1" style:family="text">
      <style:text-properties officeooo:rsid="0016f3b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3</text:p>
      <text:p text:style-name="P1"/>
      <text:h text:style-name="P4" text:outline-level="3">Overview</text:h>
      <text:p text:style-name="P1">The database will contain five entities, each with attributes containing information about the entity. The five entities will be: Movie, Star, Review, ProductionCompany, and Location.</text:p>
      <text:p text:style-name="P1"/>
      <text:h text:style-name="P4" text:outline-level="3">Movie</text:h>
      <text:p text:style-name="Text_20_body">Each movie will have four sta<text:span text:style-name="T1">n</text:span>dard attributes: Title, ReleaseYear, Director, and Writer. <text:span text:style-name="T1">None of these attributes need additional information, so there is no reason for them to be their own entities. Each movie will also have several relations, connecting it to other types of entities. It will have a relation to the Star entity representing the stars who acted in the movie, a relation to the Location entity representing the locations where the movie was filmed, a relation to the Review entity representing the reviews for the movie, and a relation to the ProductionCompany entity representing the company that produced the movie. The movie will be identified by the unique primary key “Title”.</text:span></text:p>
      <text:h text:style-name="Heading_20_3" text:outline-level="3">Star</text:h>
      <text:p text:style-name="P2">Each Star entity will have four attributes: DOB (date of birth), DOD (date of death), City, and Name. The movies a star has acted in will be available through the relation to the Movie entity. Stars will be identified by the unique primary key “Name”.</text:p>
      <text:h text:style-name="P4" text:outline-level="3">Review</text:h>
      <text:p text:style-name="P2">Each Review entity will have Rating and Reviewer attributes, as well as a unique primary key. This is a “weak entity,” because it cannot be identified by its attributes; it must include the Movie entity to which it is related.</text:p>
      <text:h text:style-name="P4" text:outline-level="3">ProductionCompany</text:h>
      <text:p text:style-name="P2">Each ProductionCompany entity will have Name and Address attributes, with Name acting as the unique primary key.</text:p>
      <text:h text:style-name="P4" text:outline-level="3">Location</text:h>
      <text:p text:style-name="P2">Each Location entity will have Name and Address attributes, with Name acting as the unique primary key.</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1T14:16:54.429717585</meta:creation-date>
    <dc:date>2016-02-21T14:36:51.848531255</dc:date>
    <meta:editing-duration>PT19M57S</meta:editing-duration>
    <meta:editing-cycles>1</meta:editing-cycles>
    <meta:document-statistic meta:table-count="0" meta:image-count="0" meta:object-count="0" meta:page-count="1" meta:paragraph-count="13" meta:word-count="265" meta:character-count="1630" meta:non-whitespace-character-count="1378"/>
    <meta:generator>LibreOffice/5.0.5.2$Linux_X86_64 LibreOffice_project/13a122037ff492f4ed320f76e7c6035063a17fdc</meta:generator>
  </office:meta>
</office:document-meta>
</file>